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Grande" svg:font-family="'Lucida Grande'"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color="#ff0000" fo:font-weight="bold" style:font-weight-asian="bold"/>
    </style:style>
    <style:style style:name="P3" style:family="paragraph" style:parent-style-name="Normal">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P4" style:family="paragraph" style:parent-style-name="Normal">
      <style:text-properties fo:font-size="16pt" fo:font-weight="bold" style:font-size-asian="16pt" style:font-weight-asian="bold"/>
    </style:style>
    <style:style style:name="P5" style:family="paragraph" style:parent-style-name="Normal">
      <style:text-properties fo:font-size="20pt" fo:font-weight="bold" style:font-size-asian="20pt" style:font-weight-asian="bold"/>
    </style:style>
    <style:style style:name="P6" style:family="paragraph" style:parent-style-name="Normal" style:master-page-name="MP0">
      <style:paragraph-properties style:page-number="auto"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style>
    <style:style style:name="P7" style:family="paragraph" style:parent-style-name="List_20_Paragraph" style:list-style-name="L1"/>
    <style:style style:name="P8" style:family="paragraph" style:parent-style-name="List_20_Paragraph" style:list-style-name="L2"/>
    <style:style style:name="P9" style:family="paragraph" style:parent-style-name="List_20_Paragraph" style:list-style-name="L3"/>
    <style:style style:name="P10" style:family="paragraph" style:parent-style-name="List_20_Paragraph" style:list-style-name="L4"/>
    <style:style style:name="P11" style:family="paragraph" style:parent-style-name="List_20_Paragraph" style:list-style-name="L5"/>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ff0000" fo:font-weight="bold" style:font-weight-asian="bol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lcome to openSUSE®</text:p>
      <text:p text:style-name="Normal"/>
      <text:p text:style-name="Normal">Hallo! Wij zijn de internationale openSUSE community: vriendelijk, open en druk bezig om de Linux voor de toekomst te ontwikkelen.</text:p>
      <text:p text:style-name="Normal"/>
      <text:p text:style-name="Normal"><text:span text:style-name="Default_20_Paragraph_20_Font"><text:span text:style-name="T1">Wat Wij Doen</text:span></text:span></text:p>
      <text:p text:style-name="Normal">Wij ontwikkelen een Linux distributie en de tools eromheen. Wij geloven in de kracht van vrijheid om betere technologie te ontwikkelen voor iedereen. We geloven ook dat je ondertussen lol moet hebben!</text:p>
      <text:p text:style-name="Normal"/>
      <text:p text:style-name="Normal"><text:span text:style-name="Default_20_Paragraph_20_Font"><text:span text:style-name="T1">Samenwerken</text:span></text:span></text:p>
      <text:p text:style-name="Normal">Wij werken intensief samen met de rest van de Vrije Software wereld en andere Linux distributions. We initieren nieuwe samenwerkingsprojecten en werken met iedereen die met of op onze technologie wil bouwen!</text:p>
      <text:p text:style-name="Normal"/>
      <text:p text:style-name="P1">Jouw Helpen!</text:p>
      <text:p text:style-name="Normal">Of je nu een nieuwe gebruiker bent die hulp zoekt of een ervaren ontwikkelaar die wil cross-compilen en software verspreiden, openSUSE levert je de tools en informatie die je nodig hebt en we helpen je graag op weg!</text:p>
      <text:p text:style-name="Normal"/>
      <text:p text:style-name="P2">Ontmoet ons op openSUSE.org.</text:p>
      <text:p text:style-name="Normal"/>
      <text:p text:style-name="Normal"/>
      <text:p text:style-name="P3">Linux voor Vrije Denkers</text:p>
      <text:p text:style-name="Normal">(include 4 logos)</text:p>
      <text:p text:style-name="Normal"/>
      <text:p text:style-name="P4"/>
      <text:p text:style-name="P3">Voor Elk Wat Wils</text:p>
      <text:p text:style-name="Normal"/>
      <text:p text:style-name="P1">Voor Eindgebruikers</text:p>
      <text:p text:style-name="Normal">Met openSUSE ontwerp je een logo, schrijf je een document, maak je een video of surf je het internet. Honderden applicaties zijn bijgevoegd en duizenden meer zijn met een klik te installeren. OpenSUSE is een desktop die klaar is voor de meest veeleisende gebruikers.</text:p>
      <text:p text:style-name="Normal"/>
      <text:p text:style-name="Normal"><text:span text:style-name="Default_20_Paragraph_20_Font"><text:span text:style-name="T1">Voor Systeembeheerders</text:span></text:span></text:p>
      <text:p text:style-name="Normal">openSUSE levert je alle netwerk, beheer en onderhouds tools voor thuis of in een klein bedrijf. Met een paar klisk heb je een email, web of bestands server. Beheer je gebruikers accounts. Start je een virtuele machine of een firewall. Dankzij YaST, de meest krachtige en complete systeem beheer tool in de industrie, beheer je alles in een handomdraai.</text:p>
      <text:p text:style-name="Normal"/>
      <text:p text:style-name="Normal"><text:span text:style-name="Default_20_Paragraph_20_Font"><text:span text:style-name="T1">Voor Ontwikkelaars</text:span></text:span></text:p>
      <text:p text:style-name="Normal">Met ongeslagen stabiliteit, flexibiliteit en de meest recente versies van de belangrijke ontwikkel tools is er geen betere Linux voor ontwikkelaars dan openSUSE.</text:p>
      <text:p text:style-name="Normal"/>
      <text:p text:style-name="Normal"/>
      <text:p text:style-name="P2"><text:soft-page-break/>Probeer op download.opensuse.org.</text:p>
      <text:p text:style-name="P5">Wat is Cool aan openSUSE?</text:p>
      <text:p text:style-name="P4"/>
      <text:p text:style-name="P3">SUSE Studio</text:p>
      <text:p text:style-name="Normal"/>
      <text:p text:style-name="P1">COOL</text:p>
      <text:list xml:id="list890102294" text:style-name="L1">
        <text:list-item>
          <text:p text:style-name="P7">Bouw je eigen linux distributie vanuit een webbrowser—met je eigen selectie aan software, art en scripts.</text:p>
        </text:list-item>
        <text:list-item>
          <text:p text:style-name="P7">Baseer het op de laatste openSUSE of het betrouwbare SUSE Linux Enterprise platform.</text:p>
        </text:list-item>
      </text:list>
      <text:p text:style-name="Normal"/>
      <text:p text:style-name="P1">COOL++</text:p>
      <text:list xml:id="list1132951671" text:style-name="L2">
        <text:list-item>
          <text:p text:style-name="P8">Neem je besturings systeem voor een testrit via een Secure Shell (SSH) of je web browser. Alles wat je aanpast wordt opgeslagen! Je kunt VMware, KVM and LiveCD/USB images genereren of je nieuwe OS direct op Amazon EC2 starten!</text:p>
        </text:list-item>
        <text:list-item>
          <text:p text:style-name="P8">Voeg WebYaST toe en configureer je besturings systeem vanuit een web browser!</text:p>
        </text:list-item>
        <text:list-item>
          <text:p text:style-name="P8">Exporteer je configuratie als KIWI XML zodat je het handmatig aan kunt passen en bouwen in OBS.</text:p>
        </text:list-item>
      </text:list>
      <text:p text:style-name="Normal"/>
      <text:p text:style-name="P2">Probeer Studio op susestudio.com.</text:p>
      <text:p text:style-name="Normal"/>
      <text:p text:style-name="P4"/>
      <text:p text:style-name="P3">Open Build Service</text:p>
      <text:p text:style-name="Normal"/>
      <text:p text:style-name="P1">COOL</text:p>
      <text:list xml:id="list1879523161" text:style-name="L3">
        <text:list-item>
          <text:p text:style-name="P9">Krachtig en flexibel build system voor vrijwel elk soort pakket (deb, rpm, tgz, exe) of architectuur (ARMv5/v7, x86, x86_64)</text:p>
        </text:list-item>
      </text:list>
      <text:p text:style-name="Normal"/>
      <text:p text:style-name="P1">COOL++</text:p>
      <text:list xml:id="list1715229417" text:continue-numbering="true" text:style-name="L3">
        <text:list-item>
          <text:p text:style-name="P9">Laad code direct uit git of svn en bouwt elk pakket in een verse virtuele machine voor betrouwbare en herhaalbare resultaten.</text:p>
        </text:list-item>
        <text:list-item>
          <text:p text:style-name="P9">Bied een API voor integratie in desktop programmas, andere OBS'es of websites.</text:p>
        </text:list-item>
        <text:list-item>
          <text:p text:style-name="P9">Bied geavanceerde samenwerkingstools inclusief team- en projectvorming, 'forking' en 'merge requests'.</text:p>
        </text:list-item>
        <text:list-item>
          <text:p text:style-name="P9">build.opensuse.org ondersteund 27 Linux distributions van zes architecturen en heeft meer dan 30,000 gebruikers die meer dan 150.000 pakketten bouwen.</text:p>
        </text:list-item>
        <text:list-item>
          <text:p text:style-name="P9">OBS wordt gebruikt door grote bedrijven zoals DELL en bekende communities zoals VLC.</text:p>
        </text:list-item>
        <text:list-item>
          <text:p text:style-name="P9">OBS kan dankzij de KIWI tools vrijwel elk type <text:s/>of OS image, including all well-known VM formats, disk images and Live CDs.</text:p>
        </text:list-item>
      </text:list>
      <text:p text:style-name="Normal"/>
      <text:p text:style-name="P2">Leer meer over OBS op openbuildservice.org.</text:p>
      <text:p text:style-name="Normal"><text:soft-page-break/></text:p>
      <text:p text:style-name="P3"/>
      <text:p text:style-name="P3"/>
      <text:p text:style-name="P3"/>
      <text:p text:style-name="P3">Tumbleweed</text:p>
      <text:p text:style-name="Normal"/>
      <text:p text:style-name="P1">COOL</text:p>
      <text:list xml:id="list2002239984" text:style-name="L4">
        <text:list-item>
          <text:p text:style-name="P10">Tumbleweed is een rolling release repository voor openSUSE. Zo kun je de 8-maandelijkse upgrade vervangen door wekelijkse updates.</text:p>
        </text:list-item>
      </text:list>
      <text:p text:style-name="P1"/>
      <text:p text:style-name="P1">COOL++</text:p>
      <text:list xml:id="list2049666000" text:continue-numbering="true" text:style-name="L4">
        <text:list-item>
          <text:p text:style-name="P10">Altijd de laatste pakketten maar toch het gebruiksgemak van de openSUSE tools!</text:p>
        </text:list-item>
        <text:list-item>
          <text:p text:style-name="P10">Op elk moment terug naar de laatste versie van openSUSE: verwijder de Tumbleweed repo's.</text:p>
        </text:list-item>
        <text:list-item>
          <text:p text:style-name="P10">openSUSE Tumbleweed is een 'project on the move'. Testers wordt aangeraden zich in te schrijven voor de <text:s/>mailing lijst en feedback te geven.</text:p>
        </text:list-item>
      </text:list>
      <text:p text:style-name="Normal"/>
      <text:p text:style-name="P2">Rol met Tumbleweed op opensuse.org/tumbleweed.</text:p>
      <text:p text:style-name="Normal"/>
      <text:p text:style-name="Normal"/>
      <text:p text:style-name="Normal"/>
      <text:p text:style-name="P3">Vrijheid en Keuze</text:p>
      <text:p text:style-name="Normal"/>
      <text:p text:style-name="P1">COOL</text:p>
      <text:list xml:id="list1209742211" text:continue-numbering="true" text:style-name="L4">
        <text:list-item>
          <text:p text:style-name="P10">openSUSE is vrije- en open source software. Maar als je wilt zijn flash en multi media support beschikbaar en eenvoudig te installeren volgens de wiki instructies.</text:p>
        </text:list-item>
      </text:list>
      <text:p text:style-name="Normal"/>
      <text:p text:style-name="P1">COOL++</text:p>
      <text:list xml:id="list355789480" text:continue-numbering="true" text:style-name="L4">
        <text:list-item>
          <text:p text:style-name="P10">De belangrijke GNOME, KDE, LXDE en XFCE desktops zijn volledig ondersteund, niet als 'vrijwilliger-ondersteunde versies'. We laten jouw de keuze!</text:p>
        </text:list-item>
      </text:list>
      <text:p text:style-name="Normal"/>
      <text:p text:style-name="P2">Download openSUSE op download.opensuse.org.</text:p>
      <text:p text:style-name="Normal"/>
      <text:p text:style-name="Normal"/>
      <text:p text:style-name="P4">openQA</text:p>
      <text:p text:style-name="Normal"/>
      <text:p text:style-name="P1">COOL</text:p>
      <text:list xml:id="list1910533359" text:continue-numbering="true" text:style-name="L4">
        <text:list-item>
          <text:p text:style-name="P10">Volledig geautomatiseerd test systeem voor elke soort software</text:p>
        </text:list-item>
        <text:list-item>
          <text:p text:style-name="P10">Neemt simpelweg screenshots and vergelijkt die met de gewenste uitkomst</text:p>
        </text:list-item>
        <text:list-item>
          <text:p text:style-name="P10">Eenvoudige web interface met duidelijk beeld van de resultaten</text:p>
        </text:list-item>
      </text:list>
      <text:p text:style-name="Normal"/>
      <text:p text:style-name="P1">COOL++</text:p>
      <text:list xml:id="list790046532" text:style-name="L5">
        <text:list-item>
          <text:p text:style-name="P11">Test scripts zijn eenvoudig te schrijven.<text:bookmark-start text:name="_GoBack"/><text:bookmark-end text:name="_GoBack"/></text:p>
        </text:list-item>
        <text:list-item>
          <text:p text:style-name="P11">Screenshots kunnen als video worden gedownload.</text:p>
        </text:list-item>
      </text:list>
      <text:p text:style-name="Normal"><text:soft-page-break/></text:p>
      <text:p text:style-name="Normal"><text:span text:style-name="Default_20_Paragraph_20_Font"><text:span text:style-name="T3">Zie het in actie op openqa.opensuse.or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Grande" svg:font-family="'Lucida Grande'"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font-size="12pt" style:font-size-asian="12pt" style:font-size-complex="12pt" fo:hyphenate="false" fo:hyphenation-remain-char-count="0" fo:hyphenation-push-char-count="0"/>
    </style:style>
    <style:style style:name="Caption" style:family="paragraph" style:parent-style-name="Normal" style:next-style-name="Normal" style:class="extra">
      <style:paragraph-properties fo:margin-top="0.212cm" fo:margin-bottom="0.212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itle" style:family="paragraph" style:parent-style-name="Normal" style:default-outline-level="1" style:list-style-name="" style:class="chapter">
      <style:paragraph-properties fo:margin-top="0.423cm" fo:margin-bottom="0.106cm" fo:text-align="center" style:justify-single-word="false" fo:hyphenation-ladder-count="no-limit"/>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Subtitle" style:family="paragraph" style:parent-style-name="Normal" style:default-outline-level="2" style:list-style-name="" style:class="chapter">
      <style:paragraph-properties fo:margin-top="0cm" fo:margin-bottom="0.106cm" fo:text-align="center" style:justify-single-word="false" fo:hyphenation-ladder-count="no-limit"/>
      <style:text-properties style:font-name="Arial" style:font-name-complex="Arial"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Lucida Grande" fo:font-size="9pt" style:font-size-asian="9pt" style:font-size-complex="9pt"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style:font-name="Arial" fo:font-size="13pt" fo:font-weight="bold" style:font-size-asian="13pt" style:font-weight-asian="bold" style:font-name-complex="Arial"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size="11pt" style:font-size-asian="11pt" style:font-name-complex="Arial" style:font-size-complex="11pt"/>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06</meta:generator>
    <meta:initial-creator>Scott Corfield</meta:initial-creator>
    <dc:creator>Jos Poortvliet</dc:creator>
    <meta:creation-date>2011-11-17T00:11:00Z</meta:creation-date>
    <dc:date>2012-03-15T12:40:59</dc:date>
    <meta:editing-cycles>6</meta:editing-cycles>
    <meta:editing-duration>P1DT10H2M9S</meta:editing-duration>
    <meta:document-statistic meta:table-count="0" meta:image-count="0" meta:object-count="0" meta:page-count="4" meta:paragraph-count="63" meta:word-count="721" meta:character-count="4534" meta:non-whitespace-character-count="3892"/>
    <meta:template xlink:type="simple" xlink:actuate="onRequest" xlink:title="" xlink:href="../openSUSE%20Brochure%20final%20text.odt/Normal.dotm"/>
  </office:meta>
</office:document-meta>
</file>